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dc9a" officeooo:paragraph-rsid="0010dc9a"/>
    </style:style>
    <style:style style:name="P2" style:family="paragraph" style:parent-style-name="Standard">
      <style:text-properties officeooo:rsid="001242b3" officeooo:paragraph-rsid="001242b3"/>
    </style:style>
    <style:style style:name="P3" style:family="paragraph" style:parent-style-name="Standard">
      <style:text-properties officeooo:rsid="00134744" officeooo:paragraph-rsid="00134744"/>
    </style:style>
    <style:style style:name="P4" style:family="paragraph" style:parent-style-name="Standard">
      <style:text-properties officeooo:rsid="00174b65" officeooo:paragraph-rsid="00174b65"/>
    </style:style>
    <style:style style:name="P5" style:family="paragraph" style:parent-style-name="Standard">
      <style:text-properties officeooo:rsid="0018c207" officeooo:paragraph-rsid="0018c207"/>
    </style:style>
    <style:style style:name="P6" style:family="paragraph" style:parent-style-name="Standard">
      <style:text-properties officeooo:rsid="0020a9c4" officeooo:paragraph-rsid="0020a9c4"/>
    </style:style>
    <style:style style:name="P7" style:family="paragraph" style:parent-style-name="Standard">
      <style:text-properties officeooo:rsid="0020c1e4" officeooo:paragraph-rsid="0020c1e4"/>
    </style:style>
    <style:style style:name="P8" style:family="paragraph" style:parent-style-name="Standard">
      <style:text-properties officeooo:rsid="0022b1a5" officeooo:paragraph-rsid="0022b1a5"/>
    </style:style>
    <style:style style:name="P9" style:family="paragraph" style:parent-style-name="Standard">
      <style:text-properties officeooo:rsid="00239c67" officeooo:paragraph-rsid="00239c67"/>
    </style:style>
    <style:style style:name="P10" style:family="paragraph" style:parent-style-name="Standard">
      <style:text-properties officeooo:rsid="002555d0" officeooo:paragraph-rsid="002555d0"/>
    </style:style>
    <style:style style:name="P11" style:family="paragraph" style:parent-style-name="Standard">
      <style:text-properties officeooo:rsid="0025fbc3" officeooo:paragraph-rsid="0025fbc3"/>
    </style:style>
    <style:style style:name="P12" style:family="paragraph" style:parent-style-name="Standard">
      <style:text-properties officeooo:rsid="002928af" officeooo:paragraph-rsid="002928af"/>
    </style:style>
    <style:style style:name="P13" style:family="paragraph" style:parent-style-name="Standard">
      <style:text-properties officeooo:rsid="002928af" officeooo:paragraph-rsid="002928af"/>
    </style:style>
    <style:style style:name="T1" style:family="text">
      <style:text-properties officeooo:rsid="001242b3"/>
    </style:style>
    <style:style style:name="T2" style:family="text">
      <style:text-properties officeooo:rsid="00134744"/>
    </style:style>
    <style:style style:name="T3" style:family="text">
      <style:text-properties officeooo:rsid="0014894c"/>
    </style:style>
    <style:style style:name="T4" style:family="text">
      <style:text-properties officeooo:rsid="00166727"/>
    </style:style>
    <style:style style:name="T5" style:family="text">
      <style:text-properties officeooo:rsid="002555d0"/>
    </style:style>
    <style:style style:name="T6" style:family="text">
      <style:text-properties officeooo:rsid="00278a23"/>
    </style:style>
    <style:style style:name="T7" style:family="text">
      <style:text-properties officeooo:rsid="002d623b"/>
    </style:style>
    <style:style style:name="T8" style:family="text">
      <style:text-properties officeooo:rsid="0030dd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 of teaching material-</text:p>
      <text:p text:style-name="P1"/>
      <text:p text:style-name="P1">Resistors, Capacitors, Inductors, Switches, LEDs, <text:span text:style-name="T1">Diodes</text:span>, Relays, OpAmps, Microcontrollers.</text:p>
      <text:p text:style-name="P1"/>
      <text:p text:style-name="P1"/>
      <text:p text:style-name="P1"/>
      <text:p text:style-name="P3">The plan is to have several difficulty levels within a select component, colour coded <text:span text:style-name="T3">with a range of different tasks, such as basic theory, a circuit showing it in action, with a link to a simulation, several options to design circuits using the component.</text:span></text:p>
      <text:p text:style-name="P1"/>
      <text:p text:style-name="P1"/>
      <text:p text:style-name="P1"/>
      <text:p text:style-name="P1">When starting with electronics, it can be beneficial to look at the physics, and the theory behind what you are doing.</text:p>
      <text:p text:style-name="P1"/>
      <text:p text:style-name="P1">The key areas of electronics which I am sure you are already aware of is current and voltage, with resistance also being a factor. These tie in with power, which regards the energy use of the circuit.</text:p>
      <text:p text:style-name="P1"/>
      <text:p text:style-name="P1">First we will focus on ideal components. A resistor is a component which resists the flow of current, therefore there is a power loss through the component. This causes the electrical power to be lost as heat.</text:p>
      <text:p text:style-name="P1"/>
      <text:p text:style-name="P1">Capacitors store energy, but directly in electric potential, as electrons are “held” in a dielectric between two metal plates. They are beneficial for a range of more complicated circuits, especially when we are dealing with non-ideal components.</text:p>
      <text:p text:style-name="P1"/>
      <text:p text:style-name="P1">Switches are important to have control of a circuit. These will be discussed in greater depth later on, but usually there is a gate which is triggered externally, which closes a circuit. So you can think of a switch as a tap allowing or restricting water to flow. These switches make up any microcontroller, but are also useful for control of high power components or circuitry.</text:p>
      <text:p text:style-name="P2">Relays are an alternate form of switch, which use an electromagnet to cause a switch to open or close. These are particularly useful for AC applications, as most switches are limited to working with DC.</text:p>
      <text:p text:style-name="P1"/>
      <text:p text:style-name="P1">Inductors are similar to capacitors in that they also store energy, but in this case, as magnetic potential, being a coil. These are also particularly useful usually for more complex circuits which will be discussed later on.</text:p>
      <text:p text:style-name="P1"/>
      <text:p text:style-name="P2">Diodes are important to discuss. They are a component which puts limitations on how current can flow, such as only allowing current flow one direction. This makes them beneficial for a range of circuits such as protection circuits, preventing unwanted reverse current flow which could damage other components or cause unwanted side effects.</text:p>
      <text:p text:style-name="P2">There are also LEDs, which work through the same principles, but emit light of a set or alternating spectra depending upon selection.</text:p>
      <text:p text:style-name="P2"/>
      <text:p text:style-name="P2">AC is alternating current, where DC is direct current. If you consider there to be two sides to a graph, with direction of flow, and magnitude of voltage, DC can be seen to have a constant magnitude and direction of flow, compared to a sinusoidal voltage magnitude, causing the flow of current to vary in direction. It is typically given as an RMS voltage as well as a frequency. The frequency is the number of full periods that happen per second, typically given in Hz, where the voltage is an average value, taking the <text:span text:style-name="T2">root mean square, which represents the DC voltage that has </text:span><text:soft-page-break/><text:span text:style-name="T2">the same power/ heating effect. This is commonly seen with power from the grid, with voltages typically being 230V RMS, with a frequency of 50Hz in the UK.</text:span></text:p>
      <text:p text:style-name="P2"/>
      <text:p text:style-name="P3">It is important to be aware of power conversion circuitry, as the vast majority of products include some form of power conversion to convert an input voltage to a suitable output voltage.</text:p>
      <text:p text:style-name="P3"/>
      <text:p text:style-name="P3">The first key conversion could be seen as a bridge rectifier circuit. These are used for AC-DC voltage conversion, important since a high proportion of electronics, including any digital circuits require DC power. The most basic form is Half-Wave/ Half-Bridge Rectification. This simply uses a diode, which as spoken prior <text:span text:style-name="T4">limits current to one direction. Therefore, it allows for only a positive magnitude of voltage/ current flow in only one direction. A capacitor can be used to further improve the circuit, by smoothing out the voltage.</text:span></text:p>
      <text:p text:style-name="P3"/>
      <text:p text:style-name="P4">This can be improved one step futher with the design of a full bridge rectifier, which uses a set of 4 diodes to ensure that whichever way the voltage flows, the output will get the DC form of this. So alongwith capacitive smoothing, you can start to get close to the RMS voltage of the input AC voltage. In reality, you will never quite get there, due to the inherent voltage drop within a diode.</text:p>
      <text:p text:style-name="P4"/>
      <text:p text:style-name="P4"/>
      <text:p text:style-name="P5">Knowing where to source components is particularly important, as there are fakes within the marketplace, and with ongoing parts shortages it is important to be aware of methods to source parts.</text:p>
      <text:p text:style-name="P5"/>
      <text:p text:style-name="P5">First of all it is a good idea if possible to use parts produced by multiple manufacturers, rather than proprietary parts more likely to face stock issues. This is not always an option with certain parts such as sensors or microcontrollers, but instead more with parts such as capacitors and resistors.</text:p>
      <text:p text:style-name="P5"/>
      <text:p text:style-name="P5">Using common footprints for components is one method you can take, ensuring this is a part size which you have the capability to solder.</text:p>
      <text:p text:style-name="P5"/>
      <text:p text:style-name="P5">Use of modules is something that is very useful to reduce time/ knowledge required for specific designs, where elements of the </text:p>
      <text:p text:style-name="P5"/>
      <text:p text:style-name="P5"/>
      <text:p text:style-name="P6">Looks beneficial to teach people SMD soldering-</text:p>
      <text:p text:style-name="P6"><text:a xlink:type="simple" xlink:href="https://www.ebay.co.uk/itm/303773969253?chn=ps&amp;_trkparms=ispr%3D1&amp;amdata=enc%3A1khPp0MiiTyuBXVGblc4AVg40&amp;norover=1&amp;mkevt=1&amp;mkrid=710-134428-41853-0&amp;mkcid=2&amp;itemid=303773969253&amp;targetid=1647205088800&amp;device=c&amp;mktype=pla&amp;googleloc=1007266&amp;poi=&amp;campaignid=17206177401&amp;mkgroupid=136851690655&amp;rlsatarget=pla-1647205088800&amp;abcId=9300866&amp;merchantid=6995734&amp;gclid=Cj0KCQjwn4qWBhCvARIsAFNAMihKMi9U3cpL_tgYoiqptyOaSdtjaj1XprDnSYg07QNi5AEsoEXp6q0aAjcREALw_wcB" text:style-name="Internet_20_link" text:visited-style-name="Visited_20_Internet_20_Link">https://www.ebay.co.uk/itm/303773969253?chn=ps&amp;_trkparms=ispr%3D1&amp;amdata=enc%3A1khPp0MiiTyuBXVGblc4AVg40&amp;norover=1&amp;mkevt=1&amp;mkrid=710-134428-41853-0&amp;mkcid=2&amp;itemid=303773969253&amp;targetid=1647205088800&amp;device=c&amp;mktype=pla&amp;googleloc=1007266&amp;poi=&amp;campaignid=17206177401&amp;mkgroupid=136851690655&amp;rlsatarget=pla-1647205088800&amp;abcId=9300866&amp;merchantid=6995734&amp;gclid=Cj0KCQjwn4qWBhCvARIsAFNAMihKMi9U3cpL_tgYoiqptyOaSdtjaj1XprDnSYg07QNi5AEsoEXp6q0aAjcREALw_wcB</text:a></text:p>
      <text:p text:style-name="P6"/>
      <text:p text:style-name="P7">Might be more beneficial to do a custom design which uses through hole components too, and not the level of components there, as they shouldn’t be expected to do too much soldering, but an understanding of the process would be beneficial. If could also be more closely related to things that would be beneficial to chemistry, such as sensing, rather than a lights display. Or a board to demonstrate basic electronics concepts could be useful, with switches etc!</text:p>
      <text:p text:style-name="P7"/>
      <text:p text:style-name="P8">I believe I will do a couple of different boards, one which requires no programming and the other which does. The one requiring no programming could use a 555 timer, along with LEDs, resistors, inductors, capacitors, switches etc.</text:p>
      <text:p text:style-name="P8"/>
      <text:p text:style-name="P8"><text:soft-page-break/>I will write it up as a online falstad simulation too, which a circuit diagram on the bottom of the PCB with explanation too.</text:p>
      <text:p text:style-name="P8"/>
      <text:p text:style-name="P9">Actually I think rather than having seperate sized components on each boards, there will be a couple to pick from, of different difficulties.</text:p>
      <text:p text:style-name="P9"/>
      <text:p text:style-name="P9">I will first start with a completely DIP Atari Punk Console. <text:span text:style-name="T5">The cool thing is this would be a perfect way to demonstrate how sensors work, as it can use switches <text:s/>to switch between potentiometers, light sensor, temp sensor etc.</text:span></text:p>
      <text:p text:style-name="P9"/>
      <text:p text:style-name="P10">I will get it to work through a rechargeable coin cell. Actually probably best not to have it with a lithium cell, but instead a NiMH.</text:p>
      <text:p text:style-name="P10"/>
      <text:p text:style-name="P11">I will select a potentiometer of similar value to the light sensors and temp sensors. <text:span text:style-name="T6">Each have had a max resistance selected of around 500KOhm, although the light and temp sensors are in reverse, so as there is more light or higher temperature, the resistance decreases.</text:span></text:p>
      <text:p text:style-name="P11"/>
      <text:p text:style-name="P11">I believe I will use a resistor in series with the potentiometers to ensure neither is shorted.</text:p>
      <text:p text:style-name="P11"/>
      <text:p text:style-name="P12">I will likely have to alter values, as I think I will use rechargeable 1.5v batteries, rather than 9v ones. <text:span text:style-name="T7">It could use 3 or 4, which would be quite cheap. </text:span><text:span text:style-name="T8">I believe the use of 4 AAA batteries would be suitable.</text:span></text:p>
      <text:p text:style-name="P12"/>
      <text:p text:style-name="P12">https://www.build-electronic-circuits.com/atari-punk-console/</text:p>
      <text:p text:style-name="P12"><text:a xlink:type="simple" xlink:href="https://www.arrow.com/en/research-and-events/articles/capacitor-audio-use-a-stepped-tone-generator" text:style-name="Internet_20_link" text:visited-style-name="Visited_20_Internet_20_Link">https://www.arrow.com/en/research-and-events/articles/capacitor-audio-use-a-stepped-tone-generator</text:a></text:p>
      <text:p text:style-name="P12"><text:a xlink:type="simple" xlink:href="https://sdiy.info/wiki/Atari_Punk_Console" text:style-name="Internet_20_link" text:visited-style-name="Visited_20_Internet_20_Link">https://sdiy.info/wiki/Atari_Punk_Console</text:a></text:p>
      <text:p text:style-name="P12"/>
      <text:p text:style-name="P12">It will purposely use parts which are a combination of through hole, and SMD, with option to pick which you would like to choose, incase there is a limit to what you can do. There will be pinheaders which you can bridge/ a solder bridge I need to think, if all the parts are solder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4T09:11:52.016992671</meta:creation-date>
    <dc:date>2022-07-06T15:19:28.699608909</dc:date>
    <meta:editing-duration>PT6H51M16S</meta:editing-duration>
    <meta:editing-cycles>11</meta:editing-cycles>
    <meta:generator>LibreOffice/7.3.4.2$Linux_X86_64 LibreOffice_project/30$Build-2</meta:generator>
    <meta:document-statistic meta:table-count="0" meta:image-count="0" meta:object-count="0" meta:page-count="3" meta:paragraph-count="35" meta:word-count="1254" meta:character-count="7922" meta:non-whitespace-character-count="6701"/>
  </office:meta>
</office:document-meta>
</file>